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0" style:family="table">
      <style:table-properties style:width="6.825in" fo:margin-left="0.05in" fo:margin-right="0.05in" fo:margin-top="0.05in" fo:margin-bottom="0.05in" table:align="margins"/>
    </style:style>
    <style:style style:name="Table790.A" style:family="table-column">
      <style:table-column-properties style:column-width="2.275in" style:rel-column-width="21845*"/>
    </style:style>
    <style:style style:name="Table790.A1" style:family="table-cell">
      <style:table-cell-properties fo:background-color="#cccccc" fo:padding="0.0382in" fo:border-left="none" fo:border-right="none" fo:border-top="none" fo:border-bottom="0.05pt solid #000000">
        <style:background-image/>
      </style:table-cell-properties>
    </style:style>
    <style:style style:name="Table790.A2" style:family="table-cell">
      <style:table-cell-properties fo:background-color="transparent" fo:padding="0.0382in" fo:border="none">
        <style:background-image/>
      </style:table-cell-properties>
    </style:style>
    <style:style style:name="Table958" style:family="table">
      <style:table-properties style:width="6.825in" fo:margin-left="0.05in" fo:margin-right="0.05in" fo:margin-top="0.05in" fo:margin-bottom="0.05in" table:align="margins"/>
    </style:style>
    <style:style style:name="Table958.A" style:family="table-column">
      <style:table-column-properties style:column-width="2.275in" style:rel-column-width="21845*"/>
    </style:style>
    <style:style style:name="Table958.A1" style:family="table-cell">
      <style:table-cell-properties fo:background-color="#cccccc" fo:padding="0.0382in" fo:border-left="none" fo:border-right="none" fo:border-top="none" fo:border-bottom="0.05pt solid #000000">
        <style:background-image/>
      </style:table-cell-properties>
    </style:style>
    <style:style style:name="Table958.A2" style:family="table-cell">
      <style:table-cell-properties fo:background-color="transparent" fo:padding="0.0382in" fo:border="none">
        <style:background-image/>
      </style:table-cell-properties>
    </style:style>
    <style:style style:name="Table278" style:family="table">
      <style:table-properties style:width="6.825in" fo:margin-left="0.05in" fo:margin-right="0.05in" fo:margin-top="0.05in" fo:margin-bottom="0.05in" table:align="margins"/>
    </style:style>
    <style:style style:name="Table278.A" style:family="table-column">
      <style:table-column-properties style:column-width="2.275in" style:rel-column-width="21845*"/>
    </style:style>
    <style:style style:name="Table278.A1" style:family="table-cell">
      <style:table-cell-properties fo:background-color="#cccccc" fo:padding="0.0382in" fo:border-left="none" fo:border-right="none" fo:border-top="none" fo:border-bottom="0.05pt solid #000000">
        <style:background-image/>
      </style:table-cell-properties>
    </style:style>
    <style:style style:name="Table278.A2" style:family="table-cell">
      <style:table-cell-properties fo:background-color="transparent" fo:padding="0.0382in" fo:border="none">
        <style:background-image/>
      </style:table-cell-properties>
    </style:style>
    <style:style style:name="Table579" style:family="table">
      <style:table-properties style:width="6.825in" fo:margin-left="0.05in" fo:margin-right="0.05in" fo:margin-top="0.05in" fo:margin-bottom="0.05in" table:align="margins"/>
    </style:style>
    <style:style style:name="Table579.A" style:family="table-column">
      <style:table-column-properties style:column-width="2.275in" style:rel-column-width="21845*"/>
    </style:style>
    <style:style style:name="Table579.A1" style:family="table-cell">
      <style:table-cell-properties fo:background-color="#cccccc" fo:padding="0.0382in" fo:border-left="none" fo:border-right="none" fo:border-top="none" fo:border-bottom="0.05pt solid #000000">
        <style:background-image/>
      </style:table-cell-properties>
    </style:style>
    <style:style style:name="Table579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Preformatted_20_Text">
      <style:text-properties officeooo:rsid="000aa187" officeooo:paragraph-rsid="000aa187"/>
    </style:style>
    <style:style style:name="P2" style:family="paragraph" style:parent-style-name="Preformatted_20_Text">
      <style:paragraph-properties fo:text-align="center" style:justify-single-word="false"/>
      <style:text-properties style:font-name="Helvetica Neue" fo:font-size="12pt" fo:font-weight="bold" officeooo:rsid="000aa187" officeooo:paragraph-rsid="000aa187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Helvetica Neue" fo:font-size="12pt" fo:font-weight="normal" officeooo:rsid="001b28a3" officeooo:paragraph-rsid="00207a5c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Helvetica Neue" fo:font-size="12pt" fo:font-weight="normal" officeooo:rsid="001b28a3" officeooo:paragraph-rsid="001b28a3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officeooo:rsid="001b28a3" officeooo:paragraph-rsid="001b28a3"/>
    </style:style>
    <style:style style:name="P6" style:family="paragraph" style:parent-style-name="ArialCenteredBold">
      <style:text-properties officeooo:rsid="00214030" officeooo:paragraph-rsid="00214030"/>
    </style:style>
    <style:style style:name="P7" style:family="paragraph" style:parent-style-name="Preformatted_20_Text">
      <style:paragraph-properties fo:text-align="center" style:justify-single-word="false"/>
      <style:text-properties style:font-name="Helvetica Neue" officeooo:rsid="000aa187" officeooo:paragraph-rsid="000aa187"/>
    </style:style>
    <style:style style:name="P8" style:family="paragraph" style:parent-style-name="Preformatted_20_Text">
      <style:paragraph-properties fo:text-align="start" style:justify-single-word="false"/>
      <style:text-properties style:font-name="Helvetica Neue" fo:font-size="12pt" fo:font-weight="bold" officeooo:rsid="000aa187" officeooo:paragraph-rsid="000aa187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Helvetica Neue" fo:font-size="12pt" fo:font-weight="normal" officeooo:rsid="000aa187" officeooo:paragraph-rsid="000aa187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Helvetica Neue" fo:font-weight="normal" officeooo:rsid="000aa187" officeooo:paragraph-rsid="000aa187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weight="normal" officeooo:rsid="000aa187" officeooo:paragraph-rsid="000aa187" style:font-weight-asian="normal" style:font-weight-complex="normal"/>
    </style:style>
    <style:style style:name="P12" style:family="paragraph" style:parent-style-name="Preformatted_20_Text">
      <style:text-properties fo:font-weight="bold" officeooo:rsid="000aa187" officeooo:paragraph-rsid="000aa187" style:font-weight-asian="bold" style:font-weight-complex="bold"/>
    </style:style>
    <style:style style:name="T1" style:family="text">
      <style:text-properties officeooo:rsid="00207a5c"/>
    </style:style>
    <style:style style:name="T2" style:family="text">
      <style:text-properties fo:color="#808080" officeooo:rsid="00207a5c"/>
    </style:style>
    <style:style style:name="T3" style:family="text">
      <style:text-properties officeooo:rsid="00214030"/>
    </style:style>
    <style:style style:name="T4" style:family="text">
      <style:text-properties officeooo:rsid="00219a78"/>
    </style:style>
    <style:style style:name="T5" style:family="tex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Helvetica Neue"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239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<text:span text:style-name="T2">AUDIENCE ANALYSIS</text:span><text:span text:style-name="T1">: TURTLE ISLAND QUARTET</text:span></text:p>
      <text:p text:style-name="P4"/>
      <text:p text:style-name="P5"/>
      <text:p text:style-name="P5"/>
      <text:p text:style-name="P2"/>
      <text:p text:style-name="P11"><text:span text:style-name="T6">Totals</text:span></text:p>
      <table:table table:name="Table790" table:style-name="Table790">
        <table:table-column table:style-name="Table790.A" table:number-columns-repeated="3"/>
        <table:table-header-rows>
          <table:table-row>
            <table:table-cell table:style-name="Table790.A1" office:value-type="string">
              <text:p text:style-name="ArialCenteredBold"/>
            </table:table-cell>
            <table:table-cell table:style-name="Table790.A1" office:value-type="string">
              <text:p text:style-name="ArialCenteredBold">Subscriber Total</text:p>
            </table:table-cell>
            <table:table-cell table:style-name="Table790.A1" office:value-type="string">
              <text:p text:style-name="ArialCenteredBold">AllTotal</text:p>
            </table:table-cell>
          </table:table-row>
        </table:table-header-rows>
        <table:table-row>
          <table:table-cell table:style-name="Table790.A2" office:value-type="string">
            <text:p text:style-name="ArialCentered">1</text:p>
          </table:table-cell>
          <table:table-cell table:style-name="Table790.A2" office:value-type="string">
            <text:p text:style-name="ArialCentered">90</text:p>
          </table:table-cell>
          <table:table-cell table:style-name="Table790.A2" office:value-type="string">
            <text:p text:style-name="ArialCentered">236</text:p>
          </table:table-cell>
        </table:table-row>
      </table:table>
      <text:p text:style-name="P1"/>
      <text:p text:style-name="P7"><text:span text:style-name="T7"/></text:p>
      <text:p text:style-name="P10"><text:span text:style-name="T8">Subscribers</text:span></text:p>
      <table:table table:name="Table958" table:style-name="Table958">
        <table:table-column table:style-name="Table958.A" table:number-columns-repeated="3"/>
        <table:table-header-rows>
          <table:table-row>
            <table:table-cell table:style-name="Table958.A1" office:value-type="string">
              <text:p text:style-name="ArialCenteredBold"/>
            </table:table-cell>
            <table:table-cell table:style-name="Table958.A1" office:value-type="string">
              <text:p text:style-name="P6">Category</text:p>
            </table:table-cell>
            <table:table-cell table:style-name="Table958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958.A2" office:value-type="string">
            <text:p text:style-name="ArialCentered">1</text:p>
          </table:table-cell>
          <table:table-cell table:style-name="Table958.A2" office:value-type="string">
            <text:p text:style-name="ArialCentered">General Subscribers</text:p>
          </table:table-cell>
          <table:table-cell table:style-name="Table958.A2" office:value-type="string">
            <text:p text:style-name="ArialCentered">64.444</text:p>
          </table:table-cell>
        </table:table-row>
        <table:table-row>
          <table:table-cell table:style-name="Table958.A2" office:value-type="string">
            <text:p text:style-name="ArialCentered">2</text:p>
          </table:table-cell>
          <table:table-cell table:style-name="Table958.A2" office:value-type="string">
            <text:p text:style-name="ArialCentered">Facu<text:span text:style-name="T3">lt</text:span>y Subscribers</text:p>
          </table:table-cell>
          <table:table-cell table:style-name="Table958.A2" office:value-type="string">
            <text:p text:style-name="ArialCentered">32.222</text:p>
          </table:table-cell>
        </table:table-row>
        <table:table-row>
          <table:table-cell table:style-name="Table958.A2" office:value-type="string">
            <text:p text:style-name="ArialCentered">3</text:p>
          </table:table-cell>
          <table:table-cell table:style-name="Table958.A2" office:value-type="string">
            <text:p text:style-name="ArialCentered">Student Subscribers</text:p>
          </table:table-cell>
          <table:table-cell table:style-name="Table958.A2" office:value-type="string">
            <text:p text:style-name="ArialCentered">3.333</text:p>
          </table:table-cell>
        </table:table-row>
      </table:table>
      <text:p text:style-name="P1"/>
      <text:p text:style-name="P1"/>
      <text:p text:style-name="P1"/>
      <text:p text:style-name="P9">Single-Ticket Buyers</text:p>
      <table:table table:name="Table278" table:style-name="Table278">
        <table:table-column table:style-name="Table278.A" table:number-columns-repeated="3"/>
        <table:table-header-rows>
          <table:table-row>
            <table:table-cell table:style-name="Table278.A1" office:value-type="string">
              <text:p text:style-name="ArialCenteredBold"/>
            </table:table-cell>
            <table:table-cell table:style-name="Table278.A1" office:value-type="string">
              <text:p text:style-name="P6">Category</text:p>
            </table:table-cell>
            <table:table-cell table:style-name="Table278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278.A2" office:value-type="string">
            <text:p text:style-name="ArialCentered">1</text:p>
          </table:table-cell>
          <table:table-cell table:style-name="Table278.A2" office:value-type="string">
            <text:p text:style-name="ArialCentered">General Single-Ticket Buyers</text:p>
          </table:table-cell>
          <table:table-cell table:style-name="Table278.A2" office:value-type="string">
            <text:p text:style-name="ArialCentered">31.51</text:p>
          </table:table-cell>
        </table:table-row>
        <table:table-row>
          <table:table-cell table:style-name="Table278.A2" office:value-type="string">
            <text:p text:style-name="ArialCentered">2</text:p>
          </table:table-cell>
          <table:table-cell table:style-name="Table278.A2" office:value-type="string">
            <text:p text:style-name="ArialCentered">Facu<text:span text:style-name="T4">lt</text:span>y Single-Ticket Buyers</text:p>
          </table:table-cell>
          <table:table-cell table:style-name="Table278.A2" office:value-type="string">
            <text:p text:style-name="ArialCentered">19.86</text:p>
          </table:table-cell>
        </table:table-row>
        <table:table-row>
          <table:table-cell table:style-name="Table278.A2" office:value-type="string">
            <text:p text:style-name="ArialCentered">3</text:p>
          </table:table-cell>
          <table:table-cell table:style-name="Table278.A2" office:value-type="string">
            <text:p text:style-name="ArialCentered">Student Single-Ticket Buyers</text:p>
          </table:table-cell>
          <table:table-cell table:style-name="Table278.A2" office:value-type="string">
            <text:p text:style-name="ArialCentered">36.99</text:p>
          </table:table-cell>
        </table:table-row>
        <table:table-row>
          <table:table-cell table:style-name="Table278.A2" office:value-type="string">
            <text:p text:style-name="ArialCentered">4</text:p>
          </table:table-cell>
          <table:table-cell table:style-name="Table278.A2" office:value-type="string">
            <text:p text:style-name="ArialCentered">Comps</text:p>
          </table:table-cell>
          <table:table-cell table:style-name="Table278.A2" office:value-type="string">
            <text:p text:style-name="ArialCentered">24.66</text:p>
          </table:table-cell>
        </table:table-row>
      </table:table>
      <text:p text:style-name="P1"/>
      <text:p text:style-name="P1"/>
      <text:p text:style-name="P12"/>
      <text:p text:style-name="P8">All Ticket<text:span text:style-name="T9">s</text:span></text:p>
      <table:table table:name="Table579" table:style-name="Table579">
        <table:table-column table:style-name="Table579.A" table:number-columns-repeated="3"/>
        <table:table-header-rows>
          <table:table-row>
            <table:table-cell table:style-name="Table579.A1" office:value-type="string">
              <text:p text:style-name="ArialCenteredBold"/>
            </table:table-cell>
            <table:table-cell table:style-name="Table579.A1" office:value-type="string">
              <text:p text:style-name="P6">Category</text:p>
            </table:table-cell>
            <table:table-cell table:style-name="Table579.A1" office:value-type="string">
              <text:p text:style-name="ArialCenteredBold">Percentage</text:p>
            </table:table-cell>
          </table:table-row>
        </table:table-header-rows>
        <table:table-row>
          <table:table-cell table:style-name="Table579.A2" office:value-type="string">
            <text:p text:style-name="ArialCentered">1</text:p>
          </table:table-cell>
          <table:table-cell table:style-name="Table579.A2" office:value-type="string">
            <text:p text:style-name="ArialCentered">General Single-Ticket Buyers</text:p>
          </table:table-cell>
          <table:table-cell table:style-name="Table579.A2" office:value-type="string">
            <text:p text:style-name="ArialCentered">19.492</text:p>
          </table:table-cell>
        </table:table-row>
        <table:table-row>
          <table:table-cell table:style-name="Table579.A2" office:value-type="string">
            <text:p text:style-name="ArialCentered">2</text:p>
          </table:table-cell>
          <table:table-cell table:style-name="Table579.A2" office:value-type="string">
            <text:p text:style-name="ArialCentered">Facu<text:span text:style-name="T4">lty </text:span>Single-Ticket Buyers</text:p>
          </table:table-cell>
          <table:table-cell table:style-name="Table579.A2" office:value-type="string">
            <text:p text:style-name="ArialCentered">12.288</text:p>
          </table:table-cell>
        </table:table-row>
        <table:table-row>
          <table:table-cell table:style-name="Table579.A2" office:value-type="string">
            <text:p text:style-name="ArialCentered">3</text:p>
          </table:table-cell>
          <table:table-cell table:style-name="Table579.A2" office:value-type="string">
            <text:p text:style-name="ArialCentered">Student Single-Ticket Buyers</text:p>
          </table:table-cell>
          <table:table-cell table:style-name="Table579.A2" office:value-type="string">
            <text:p text:style-name="ArialCentered">22.881</text:p>
          </table:table-cell>
        </table:table-row>
        <table:table-row>
          <table:table-cell table:style-name="Table579.A2" office:value-type="string">
            <text:p text:style-name="ArialCentered">4</text:p>
          </table:table-cell>
          <table:table-cell table:style-name="Table579.A2" office:value-type="string">
            <text:p text:style-name="ArialCentered">Comps</text:p>
          </table:table-cell>
          <table:table-cell table:style-name="Table579.A2" office:value-type="string">
            <text:p text:style-name="ArialCentered">24.576</text:p>
          </table:table-cell>
        </table:table-row>
        <table:table-row>
          <table:table-cell table:style-name="Table579.A2" office:value-type="string">
            <text:p text:style-name="ArialCentered">5</text:p>
          </table:table-cell>
          <table:table-cell table:style-name="Table579.A2" office:value-type="string">
            <text:p text:style-name="ArialCentered">General Subscribers</text:p>
          </table:table-cell>
          <table:table-cell table:style-name="Table579.A2" office:value-type="string">
            <text:p text:style-name="ArialCentered">12.288</text:p>
          </table:table-cell>
        </table:table-row>
        <table:table-row>
          <table:table-cell table:style-name="Table579.A2" office:value-type="string">
            <text:p text:style-name="ArialCentered">6</text:p>
          </table:table-cell>
          <table:table-cell table:style-name="Table579.A2" office:value-type="string">
            <text:p text:style-name="ArialCentered">Facu<text:span text:style-name="T4">lty</text:span> Subscribers</text:p>
          </table:table-cell>
          <table:table-cell table:style-name="Table579.A2" office:value-type="string">
            <text:p text:style-name="ArialCentered">1.271</text:p>
          </table:table-cell>
        </table:table-row>
        <table:table-row>
          <table:table-cell table:style-name="Table579.A2" office:value-type="string">
            <text:p text:style-name="ArialCentered">7</text:p>
          </table:table-cell>
          <table:table-cell table:style-name="Table579.A2" office:value-type="string">
            <text:p text:style-name="ArialCentered">Student Subscribers</text:p>
          </table:table-cell>
          <table:table-cell table:style-name="Table579.A2" office:value-type="string">
            <text:p text:style-name="ArialCentered">15.25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ArialCenteredBold" style:family="paragraph">
      <style:paragraph-properties fo:text-align="center" style:justify-single-word="false"/>
      <style:text-properties fo:color="#000000" style:font-name="Arial" fo:font-size="12pt" fo:font-weight="bold"/>
    </style:style>
    <style:style style:name="ArialNormal" style:family="paragraph">
      <style:paragraph-properties fo:text-align="start" style:justify-single-word="false"/>
      <style:text-properties fo:color="#000000" style:font-name="Arial" fo:font-size="12pt"/>
    </style:style>
    <style:style style:name="ArialCentered" style:family="paragraph">
      <style:paragraph-properties fo:text-align="center" style:justify-single-word="false"/>
      <style:text-properties fo:color="#000000" style:font-name="Arial" fo:font-size="12pt"/>
    </style:style>
    <style:style style:name="ArialHighlight" style:family="paragraph">
      <style:paragraph-properties fo:text-align="center" style:justify-single-word="false"/>
      <style:text-properties fo:color="#ff0000" style:font-name="Arial" fo:font-size="12pt" fo:font-weight="bold"/>
    </style:style>
    <style:style style:name="ttBlue" style:family="paragraph">
      <style:paragraph-properties fo:text-align="start" style:justify-single-word="false"/>
      <style:text-properties fo:color="#000080" style:font-name="Courier New" fo:font-size="10pt"/>
    </style:style>
    <style:style style:name="ttRed" style:family="paragraph">
      <style:paragraph-properties fo:text-align="start" style:justify-single-word="false"/>
      <style:text-properties fo:color="#800000" style:font-name="Courier New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dc:date>2012-11-30T23:16:59</dc:date>
    <meta:editing-duration>PT42M59S</meta:editing-duration>
    <meta:editing-cycles>23</meta:editing-cycles>
    <meta:document-statistic meta:table-count="4" meta:image-count="0" meta:object-count="0" meta:page-count="1" meta:paragraph-count="58" meta:word-count="83" meta:character-count="556" meta:non-whitespace-character-count="531"/>
  </office:meta>
</office:document-meta>
</file>